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9CF8714087CCC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6cm, 15.711cm, 1.508cm, 11.6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529cm" svg:y="-0.106cm" svg:width="17.965cm" svg:height="23.463cm" draw:z-index="0"><draw:image xlink:href="Pictures/10000000000007800000043899CF8714087CCC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7:28.126000000</meta:creation-date>
    <dc:date>2017-04-08T00:39:22.754000000</dc:date>
    <meta:editing-duration>PT1M5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1.2$Windows_x86 LibreOffice_project/e80a0e0fd1875e1696614d24c32df0f95f03deb2</meta:generator>
  </office:meta>
</office:document-meta>
</file>